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Arial1" svg:font-family="Arial" style:font-family-generic="swiss"/>
    <style:font-face style:name="Helvetica" svg:font-family="Helvetica" style:font-family-generic="swiss"/>
    <style:font-face style:name="Cabin" svg:font-family="Cabin" style:font-pitch="variable"/>
    <style:font-face style:name="Libel Suit" svg:font-family="'Libel Suit'" style:font-pitch="variable"/>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may-break-between-rows="false"/>
    </style:style>
    <style:style style:name="Table2.A" style:family="table-column">
      <style:table-column-properties style:column-width="4.2083in" style:rel-column-width="39825*"/>
    </style:style>
    <style:style style:name="Table2.B" style:family="table-column">
      <style:table-column-properties style:column-width="0.4792in" style:rel-column-width="4534*"/>
    </style:style>
    <style:style style:name="Table2.C" style:family="table-column">
      <style:table-column-properties style:column-width="2.2375in" style:rel-column-width="21176*"/>
    </style:style>
    <style:style style:name="Table2.A1" style:family="table-cell">
      <style:table-cell-properties fo:padding="0in" fo:border="none"/>
    </style:style>
    <style:style style:name="P1" style:family="paragraph" style:parent-style-name="Table_20_Contents">
      <style:text-properties fo:color="#999999" style:font-name="Libel Suit" fo:font-size="12pt" style:font-size-asian="12pt" style:font-size-complex="12pt"/>
    </style:style>
    <style:style style:name="P2" style:family="paragraph" style:parent-style-name="Standard">
      <style:text-properties style:text-outline="false" style:text-line-through-style="none" style:text-line-through-type="none" style:font-name="Helvetic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3" style:family="paragraph" style:parent-style-name="Standard">
      <style:text-properties style:font-name="Helvetica" fo:font-size="12pt" style:font-size-asian="12pt" style:font-size-complex="12pt"/>
    </style:style>
    <style:style style:name="P4" style:family="paragraph" style:parent-style-name="Standard" style:list-style-name="L1">
      <style:text-properties style:font-name="Helvetica" fo:font-size="12pt" officeooo:rsid="000beaee" officeooo:paragraph-rsid="000beaee" style:font-size-asian="12pt" style:font-size-complex="12pt"/>
    </style:style>
    <style:style style:name="P5" style:family="paragraph" style:parent-style-name="Standard">
      <style:text-properties style:font-name="Helvetica" fo:font-size="12pt" officeooo:paragraph-rsid="00071ff1" style:font-size-asian="12pt" style:font-size-complex="12pt"/>
    </style:style>
    <style:style style:name="P6" style:family="paragraph" style:parent-style-name="Standard">
      <style:text-properties fo:color="#000000" style:font-name="Helvetica" fo:font-size="12pt" style:font-name-asian="Arial" style:font-size-asian="12pt" style:font-size-complex="12pt"/>
    </style:style>
    <style:style style:name="P7" style:family="paragraph" style:parent-style-name="Standard" style:list-style-name="L3">
      <style:paragraph-properties fo:margin-left="0.4925in" fo:margin-right="0in" fo:text-indent="0in" style:auto-text-indent="false"/>
      <style:text-properties style:text-outline="false" style:text-line-through-style="none" style:text-line-through-type="none" style:font-name="Sawasdee"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P8" style:family="paragraph" style:parent-style-name="Standard" style:list-style-name="L2">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9" style:family="paragraph" style:parent-style-name="Standard" style:list-style-name="L4">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10" style:family="paragraph" style:parent-style-name="Standard" style:list-style-name="L5">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11" style:family="paragraph" style:parent-style-name="Standard" style:list-style-name="L5">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officeooo:rsid="000a3a43" officeooo:paragraph-rsid="000a3a43" style:font-name-asian="Arial1" style:font-size-asian="12pt" style:font-style-asian="normal" style:font-weight-asian="normal" style:font-name-complex="Arial1" style:font-size-complex="12pt" style:font-style-complex="normal" style:font-weight-complex="normal" style:text-emphasize="none"/>
    </style:style>
    <style:style style:name="P12" style:family="paragraph" style:parent-style-name="Standard" style:list-style-name="L5">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officeooo:rsid="00071ff1" officeooo:paragraph-rsid="00071ff1" style:font-name-asian="Arial1"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list-style-name="L6">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14" style:family="paragraph" style:parent-style-name="Standard" style:list-style-name="L6">
      <style:paragraph-properties fo:margin-left="0.4925in" fo:margin-right="0in" fo:text-indent="0in" style:auto-text-indent="false"/>
      <style:text-properties style:text-outline="false" style:text-line-through-style="none" style:text-line-through-type="none" style:font-name="Helvetica" fo:font-size="12pt" fo:font-style="normal" fo:text-shadow="none" style:text-underline-style="none" fo:font-weight="normal" officeooo:rsid="00098939" officeooo:paragraph-rsid="00098939" style:font-name-asian="Arial1" style:font-size-asian="12pt" style:font-style-asian="normal" style:font-weight-asian="normal" style:font-name-complex="Arial1" style:font-size-complex="12pt" style:font-style-complex="normal" style:font-weight-complex="normal" style:text-emphasize="none"/>
    </style:style>
    <style:style style:name="P15" style:family="paragraph" style:parent-style-name="Standard">
      <style:paragraph-properties fo:margin-left="0.4925in" fo:margin-right="0in" fo:text-indent="0in" style:auto-text-indent="false"/>
      <style:text-properties style:font-name="Helvetica" fo:font-size="12pt" style:font-size-asian="12pt" style:font-size-complex="12pt"/>
    </style:style>
    <style:style style:name="P16" style:family="paragraph" style:parent-style-name="Standard">
      <style:paragraph-properties fo:margin-left="0.4925in" fo:margin-right="0in" fo:text-indent="0in" style:auto-text-indent="false"/>
      <style:text-properties style:font-name="Helvetica" fo:font-size="12pt" officeooo:rsid="00071ff1" officeooo:paragraph-rsid="00071ff1" style:font-size-asian="12pt" style:font-size-complex="12pt"/>
    </style:style>
    <style:style style:name="P17" style:family="paragraph" style:parent-style-name="Standard">
      <style:paragraph-properties fo:margin-left="0.4925in" fo:margin-right="0in" fo:text-indent="0in" style:auto-text-indent="false"/>
      <style:text-properties fo:color="#000000" style:font-name="Helvetica" fo:font-size="12pt" style:font-name-asian="Arial" style:font-size-asian="12pt" style:font-size-complex="12pt"/>
    </style:style>
    <style:style style:name="P18" style:family="paragraph" style:parent-style-name="Standard">
      <style:paragraph-properties fo:padding="0.0201in" fo:border-left="none" fo:border-right="none" fo:border-top="none" fo:border-bottom="0.06pt solid #000000" style:shadow="none" style:writing-mode="page"/>
      <style:text-properties fo:color="#999999" style:font-name="Helvetica" fo:font-size="12pt" officeooo:rsid="000beaee" officeooo:paragraph-rsid="000beaee" style:font-size-asian="12pt" style:font-size-complex="12pt"/>
    </style:style>
    <style:style style:name="P19" style:family="paragraph" style:parent-style-name="Standard">
      <style:paragraph-properties fo:padding="0in" fo:border-left="none" fo:border-right="none" fo:border-top="none" fo:border-bottom="0.51pt solid #000000" style:shadow="none"/>
      <style:text-properties fo:color="#999999" style:font-name="Helvetica" fo:font-size="12pt" style:font-size-asian="12pt" style:font-size-complex="12pt"/>
    </style:style>
    <style:style style:name="P20" style:family="paragraph" style:parent-style-name="Table_20_Contents">
      <style:text-properties fo:color="#999999" style:font-name="Helvetica" fo:font-size="12pt" style:font-size-asian="12pt" style:font-size-complex="12pt"/>
    </style:style>
    <style:style style:name="P21" style:family="paragraph" style:parent-style-name="Table_20_Contents">
      <style:paragraph-properties fo:text-align="end" style:justify-single-word="false"/>
      <style:text-properties fo:color="#999999" style:font-name="Helvetica" fo:font-size="12pt" style:font-size-asian="12pt" style:font-size-complex="12pt"/>
    </style:style>
    <style:style style:name="P22" style:family="paragraph" style:parent-style-name="Table_20_Contents">
      <style:paragraph-properties fo:text-align="start" style:justify-single-word="false"/>
      <style:text-properties fo:color="#999999" style:font-name="Helvetica" fo:font-size="8pt" style:font-size-asian="8pt" style:font-size-complex="8pt"/>
    </style:style>
    <style:style style:name="P23" style:family="paragraph" style:parent-style-name="Table_20_Contents">
      <style:paragraph-properties fo:text-align="center" style:justify-single-word="false"/>
      <style:text-properties style:font-name="Sawasdee" fo:font-size="8pt" style:font-size-asian="8pt" style:font-size-complex="8pt"/>
    </style:style>
    <style:style style:name="P24" style:family="paragraph" style:parent-style-name="Table_20_Contents">
      <style:paragraph-properties fo:text-align="center" style:justify-single-word="false"/>
      <style:text-properties style:font-name="Helvetica" fo:font-size="16pt" fo:font-weight="bold" style:font-size-asian="16pt" style:font-weight-asian="bold" style:font-size-complex="16pt" style:font-weight-complex="bold"/>
    </style:style>
    <style:style style:name="P25" style:family="paragraph" style:parent-style-name="Table_20_Contents">
      <style:text-properties style:font-name="Helvetica" fo:font-size="12pt" style:font-size-asian="12pt" style:font-size-complex="12pt"/>
    </style:style>
    <style:style style:name="P26" style:family="paragraph" style:parent-style-name="Table_20_Contents">
      <style:text-properties style:font-name="Helvetica" fo:font-size="12pt" officeooo:rsid="000dcc2f" officeooo:paragraph-rsid="000dcc2f" style:font-size-asian="12pt" style:font-size-complex="12pt"/>
    </style:style>
    <style:style style:name="P27" style:family="paragraph" style:parent-style-name="Table_20_Contents">
      <style:text-properties style:font-name="Helvetica" fo:font-size="12pt" officeooo:rsid="00071ff1" officeooo:paragraph-rsid="00071ff1" style:font-size-asian="12pt" style:font-size-complex="12pt"/>
    </style:style>
    <style:style style:name="P28" style:family="paragraph" style:parent-style-name="Table_20_Contents">
      <style:paragraph-properties fo:text-align="end" style:justify-single-word="false"/>
      <style:text-properties style:font-name="Helvetica" fo:font-size="8pt" style:font-size-asian="8pt" style:font-size-complex="8pt"/>
    </style:style>
    <style:style style:name="T1" style:family="text">
      <style:text-properties officeooo:rsid="00071ff1"/>
    </style:style>
    <style:style style:name="T2" style:family="text">
      <style:text-properties officeooo:rsid="000a3a43"/>
    </style:style>
    <style:style style:name="T3" style:family="text">
      <style:text-properties officeooo:rsid="000dcc2f"/>
    </style:style>
    <style:style style:name="T4" style:family="text">
      <style:text-properties officeooo:rsid="000eaef8"/>
    </style:style>
    <style:style style:name="T5" style:family="text">
      <style:text-properties officeooo:rsid="000eb19b"/>
    </style:style>
    <style:style style:name="T6" style:family="text">
      <style:text-properties officeooo:rsid="00102cde"/>
    </style:style>
    <style:style style:name="T7" style:family="text">
      <style:text-properties style:font-name="Helvetica"/>
    </style:style>
    <style:style style:name="T8" style:family="text">
      <style:text-properties style:font-name="Helvetica" fo:font-size="12pt" style:font-size-asian="12pt" style:font-size-complex="12pt"/>
    </style:style>
    <style:style style:name="T9" style:family="text">
      <style:text-properties style:font-name="Helvetica" fo:font-size="12pt" officeooo:rsid="000a3a43" style:font-size-asian="12pt" style:font-size-complex="12pt"/>
    </style:style>
    <style:style style:name="T10" style:family="text">
      <style:text-properties style:font-name="Helvetica" fo:font-size="12pt" officeooo:rsid="000eb19b" style:font-size-asian="12pt" style:font-size-complex="12pt"/>
    </style:style>
    <style:style style:name="T11" style:family="text">
      <style:text-properties style:font-name="Helvetica" fo:font-size="12pt" officeooo:rsid="00071ff1" style:font-size-asian="12pt" style:font-size-complex="12pt"/>
    </style:style>
    <style:style style:name="T12" style:family="text">
      <style:text-properties style:font-name="Helvetica" fo:font-size="12pt" officeooo:rsid="0011fc24" style:font-size-asian="12pt" style:font-size-complex="12pt"/>
    </style:style>
    <style:style style:name="T13" style:family="text">
      <style:text-properties officeooo:rsid="0011fc24"/>
    </style:style>
    <style:style style:name="T14" style:family="text">
      <style:text-properties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style:text-outline="false" style:text-line-through-style="none" style:text-line-through-type="none" fo:font-style="normal" fo:text-shadow="none" style:text-underline-style="none" fo:font-weight="normal" officeooo:rsid="0011fc24" style:font-name-asian="Arial1" style:font-style-asian="normal" style:font-weight-asian="normal" style:font-name-complex="Arial1" style:font-style-complex="normal" style:font-weight-complex="normal" style:text-emphasize="none"/>
    </style:style>
    <style:style style:name="T16" style:family="text">
      <style:text-properties officeooo:rsid="001344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3">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4">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5">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24">CV</text:p>
          </table:table-cell>
          <table:table-cell table:style-name="Table2.A1" office:value-type="string">
            <text:p text:style-name="P25"/>
          </table:table-cell>
          <table:table-cell table:style-name="Table2.A1" office:value-type="string">
            <text:p text:style-name="P25"/>
          </table:table-cell>
        </table:table-row>
        <table:table-row>
          <table:table-cell table:style-name="Table2.A1" office:value-type="string">
            <text:p text:style-name="P26">Seoul</text:p>
            <text:p text:style-name="P27">South Korea</text:p>
          </table:table-cell>
          <table:table-cell table:style-name="Table2.A1" office:value-type="string">
            <text:p text:style-name="P21">Tel </text:p>
            <text:p text:style-name="P21">@ </text:p>
          </table:table-cell>
          <table:table-cell table:style-name="Table2.A1" office:value-type="string">
            <text:p text:style-name="P20">+<text:span text:style-name="T1">82</text:span> <text:span text:style-name="T1">10 8574 4490</text:span></text:p>
            <text:p text:style-name="P1"><text:a xlink:type="simple" xlink:href="mailto:raster@rasterman.com" text:style-name="Internet_20_link" text:visited-style-name="Visited_20_Internet_20_Link"><text:span text:style-name="T7">raster@rasterman.com</text:span></text:a></text:p>
          </table:table-cell>
        </table:table-row>
      </table:table>
      <text:p text:style-name="P18"/>
      <text:p text:style-name="P18">- Citizenships -</text:p>
      <text:list xml:id="list3116015517" text:style-name="L1">
        <text:list-item>
          <text:p text:style-name="P4">Australia</text:p>
        </text:list-item>
        <text:list-item>
          <text:p text:style-name="P4">Germany</text:p>
        </text:list-item>
      </text:list>
      <text:p text:style-name="P3"/>
      <text:p text:style-name="P19">- Skills -</text:p>
      <text:p text:style-name="P3"><text:span text:style-name="T14">Technical &amp; </text:span><text:span text:style-name="T15">related</text:span><text:span text:style-name="T14"> skills</text:span></text:p>
      <text:list xml:id="list2670346907" text:style-name="L2">
        <text:list-item>
          <text:p text:style-name="P8"><text:span text:style-name="T5">GNU/</text:span>Linux Open Source developer</text:p>
        </text:list-item>
      </text:list>
      <text:list xml:id="list1188966540" text:style-name="L3">
        <text:list-item>
          <text:p text:style-name="P7"><text:span text:style-name="T8">Lead developer </text:span><text:span text:style-name="T12">&amp;</text:span><text:span text:style-name="T8"> founder Enlightenment: </text:span><text:a xlink:type="simple" xlink:href="http://www.enlightenment.org/" text:style-name="Internet_20_link" text:visited-style-name="Visited_20_Internet_20_Link"><text:span text:style-name="T8">http://www.enlightenment.org</text:span></text:a><text:span text:style-name="T8"> - X11 window manager </text:span><text:span text:style-name="T9">&amp; compositor + Wayland Compositor</text:span><text:span text:style-name="T8"> and </text:span><text:span text:style-name="T12">application toolkit </text:span><text:span text:style-name="T8">libraries - over 1.</text:span><text:span text:style-name="T10">5</text:span><text:span text:style-name="T8"> million lines of C code in </text:span><text:span text:style-name="T11">GIT</text:span><text:span text:style-name="T8"> currently.</text:span></text:p>
        </text:list-item>
      </text:list>
      <text:list xml:id="list3377478853" text:style-name="L4">
        <text:list-item>
          <text:p text:style-name="P9">Graphics <text:span text:style-name="T13">&amp; rendering</text:span> code (low level routines/<text:span text:style-name="T13">assembly</text:span>, hardware interfacing, OpenGL, OpenGL-ES, familiar with ARM SoC’s)</text:p>
        </text:list-item>
      </text:list>
      <text:list xml:id="list1395059573" text:style-name="L5">
        <text:list-item>
          <text:p text:style-name="P10">Graphics layers from image processing <text:span text:style-name="T13">&amp;</text:span> rendering <text:span text:style-name="T13">up</text:span> to application <text:span text:style-name="T13">G</text:span>UIs (including writing toolkits, user input etc.)</text:p>
        </text:list-item>
        <text:list-item>
          <text:p text:style-name="P10">Virtual keyboard development and design</text:p>
        </text:list-item>
        <text:list-item>
          <text:p text:style-name="P10">3D</text:p>
        </text:list-item>
        <text:list-item>
          <text:p text:style-name="P10">Animation</text:p>
        </text:list-item>
        <text:list-item>
          <text:p text:style-name="P10">Audio mixing and effects</text:p>
        </text:list-item>
        <text:list-item>
          <text:p text:style-name="P10">GTK+</text:p>
        </text:list-item>
        <text:list-item>
          <text:p text:style-name="P10">X11 (X-Windows)</text:p>
        </text:list-item>
        <text:list-item>
          <text:p text:style-name="P11">Wayland <text:span text:style-name="T13">display system/protocol</text:span></text:p>
        </text:list-item>
        <text:list-item>
          <text:p text:style-name="P10">Media codecs (MPEG1/2, Theora, etc.)</text:p>
        </text:list-item>
        <text:list-item>
          <text:p text:style-name="P10">Core <text:span text:style-name="T13">application </text:span>engine loops, IPC and queues</text:p>
        </text:list-item>
        <text:list-item>
          <text:p text:style-name="P10">Solaris and other older UNIXes</text:p>
        </text:list-item>
        <text:list-item>
          <text:p text:style-name="P10">Windows CE Development</text:p>
        </text:list-item>
        <text:list-item>
          <text:p text:style-name="P10">x86 (MMX, SSE etc.)</text:p>
        </text:list-item>
        <text:list-item>
          <text:p text:style-name="P12">ARM (<text:span text:style-name="T2">Assembly</text:span>)</text:p>
        </text:list-item>
        <text:list-item>
          <text:p text:style-name="P10">C (C++)</text:p>
        </text:list-item>
        <text:list-item>
          <text:p text:style-name="P10">Shell scripting (sh/bash)</text:p>
        </text:list-item>
        <text:list-item>
          <text:p text:style-name="P10">HTML (PHP, Javascript)</text:p>
        </text:list-item>
        <text:list-item>
          <text:p text:style-name="P10">Have used Java, Perl, Python, Modula-2, M68k assembly, Miranda</text:p>
        </text:list-item>
        <text:list-item>
          <text:p text:style-name="P10">Cluster/<text:span text:style-name="T5">server/cloud</text:span> management</text:p>
        </text:list-item>
        <text:list-item>
          <text:p text:style-name="P10">Operating system build infrastructure</text:p>
        </text:list-item>
        <text:list-item>
          <text:p text:style-name="P10">Network management</text:p>
        </text:list-item>
        <text:list-item>
          <text:p text:style-name="P10">Consumer device software development</text:p>
        </text:list-item>
        <text:list-item>
          <text:p text:style-name="P10">Architect<text:span text:style-name="T13">ure</text:span></text:p>
        </text:list-item>
        <text:list-item>
          <text:p text:style-name="P10"><text:span text:style-name="T13">L</text:span>ibrary API development, design and implementation</text:p>
        </text:list-item>
        <text:list-item>
          <text:p text:style-name="P10">General UNIX administration</text:p>
        </text:list-item>
        <text:list-item>
          <text:p text:style-name="P11">Tizen OS (smartphones, smart watches, smart TVs, smart fridges, IoT...)</text:p>
        </text:list-item>
      </text:list>
      <text:p text:style-name="P2"/>
      <text:p text:style-name="P2"><text:soft-page-break/>“Soft skills”</text:p>
      <text:list xml:id="list2104743105" text:style-name="L6">
        <text:list-item>
          <text:p text:style-name="P13">Team lead <text:span text:style-name="T5">(varying sizes from ~5 to ~50)</text:span></text:p>
        </text:list-item>
        <text:list-item>
          <text:p text:style-name="P13">Project management and <text:span text:style-name="T13">direction/</text:span>planning</text:p>
        </text:list-item>
        <text:list-item>
          <text:p text:style-name="P13">Experience of building respect from peers</text:p>
        </text:list-item>
        <text:list-item>
          <text:p text:style-name="P13"><text:span text:style-name="T5">C</text:span>ross-cultural experience</text:p>
        </text:list-item>
        <text:list-item>
          <text:p text:style-name="P14">Both startups and large companies</text:p>
        </text:list-item>
      </text:list>
      <text:p text:style-name="P2"/>
      <text:p text:style-name="P19">- Education -</text:p>
      <text:p text:style-name="P2">University:</text:p>
      <text:p text:style-name="P2"><text:tab/>UNSW, Sydney NSW, Australia</text:p>
      <text:p text:style-name="P2"><text:tab/>Bachelor of Science, Computer Science (began as computer engineering).</text:p>
      <text:p text:style-name="P2"/>
      <text:p text:style-name="P19">- Experience -</text:p>
      <text:p text:style-name="P5"><text:span text:style-name="T1">Samsung Electronics (Korea HQ) Master Engineer – ~7.5y</text:span></text:p>
      <text:p text:style-name="P16">Mobile, TV, Wearables – OS, Applications, Graphics (L<text:span text:style-name="T3">i</text:span>M<text:span text:style-name="T3">o</text:span>, SLP, Tizen). Samsung Gear watches (Specifically Gear 2, Gear 2 Neo, Gear S, <text:span text:style-name="T3">S3, S3</text:span> and firmware update for original Galaxy Gear all running Tizen), NX Cameras (NX300, N300M, NX30), <text:span text:style-name="T3">All Samsung Smart TV models since 2015, Samsung Z1, Z2, Z3, Z4 smartphones</text:span>. Worked <text:span text:style-name="T3">with</text:span> teams on the product side to support them, add features, optimize, guide team to <text:span text:style-name="T3">fulfill</text:span> these tasks, act as an official Graphics Architect for Tizen.</text:p>
      <text:p text:style-name="P16"/>
      <text:p text:style-name="P3">Independent consultant <text:span text:style-name="T3">- ~2y</text:span></text:p>
      <text:p text:style-name="P15">Mobile touchscreen UI toolkit development for Swisscom, Switzerland mobile R&amp;D, mobile touchscreen toolkit tuning, expansion, development and consulting for Samsung Mobile Platform Labs, South Korea, Graphics architecture consulting for Venray technologies, Texas, USA for new Chip architecture.</text:p>
      <text:p text:style-name="P3"/>
      <text:p text:style-name="P3">Openmoko Graphics Architect, Mobile – <text:span text:style-name="T3">~1y</text:span> (Tape<text:span text:style-name="T13">i</text:span>, Taiwan)</text:p>
      <text:p text:style-name="P15">Lead all things graphics, from driver to UI toolkits. Optimiz<text:span text:style-name="T13">e</text:span>, <text:span text:style-name="T4">c</text:span>onsult on new SoC’s to be used, interface to international team spread across 5 continents. <text:span text:style-name="T13">Worked with OpenEmbedded and built OS for smartphones.</text:span></text:p>
      <text:p text:style-name="P3"/>
      <text:p text:style-name="P6">Morgan Stanley Japan Securities UNIX Systems Architect – <text:span text:style-name="T3">~1y</text:span> (Tokyo, Japan)</text:p>
      <text:p text:style-name="P17">Responsible for ensuring the UNIX operations team and application teams work together in the smooth running of the trading systems. Identifying problems and rectifying them, organizing training, network security, statistics monitoring, <text:span text:style-name="T4">mentoring and training/education.</text:span></text:p>
      <text:p text:style-name="P6"/>
      <text:p text:style-name="P6">VA Linux Systems Japan Engineer, NAP Team - <text:s/><text:span text:style-name="T3">~2.5y</text:span> (Tokyo, Japan) </text:p>
      <text:p text:style-name="P15">Responsibilities included OpenLDAP code maintenance, patching, custom modification porting between versions and support/design. <text:span text:style-name="T4">Created</text:span> custom Debian Linux distribution <text:span text:style-name="T4">image</text:span> making tools to help build <text:span text:style-name="T4">I</text:span>nstall CD's <text:span text:style-name="T4">for clients.</text:span> <text:span text:style-name="T4">M</text:span>aintain<text:span text:style-name="T4">ed</text:span> packages, modifying installer, t<text:span text:style-name="T4">e</text:span>sting and debugging.</text:p>
      <text:p text:style-name="P3"/>
      <text:p text:style-name="P6">Fluffy Spider Technologies Team Lead/Project Manager - <text:s/><text:span text:style-name="T3">~2y</text:span> (Sydney, Australia) </text:p>
      <text:p text:style-name="P15"><text:soft-page-break/>Started as contractor, <text:span text:style-name="T4">then</text:span> project management, being team leader. Fluffy Spider Technologies (FST) work<text:span text:style-name="T4">ed</text:span> on contract software development. Primary focus was embedded device OS &amp; User Interface design, implementation and improvement. <text:span text:style-name="T4">Projects completed:</text:span> Linux based PDA OS environment <text:span text:style-name="T4">(</text:span>developing a custom window manager, task manager and application manager and launching system, modifying widget sets (GTK+) to customize the look and feel. <text:span text:style-name="T4">Windows CE based</text:span> PDA project <text:span text:style-name="T4">(</text:span>replacing the windows shell, porting software to Windows CE<text:span text:style-name="T4">),</text:span> <text:span text:style-name="T4">S</text:span>et-top box/PVR <text:span text:style-name="T4">software stack</text:span>, Responsibilities included project planning, work assignment, software design, project analysis and <text:span text:style-name="T4">status tracking</text:span>.</text:p>
      <text:p text:style-name="P3"/>
      <text:p text:style-name="P6">VA Linux Systems Senior Software Engineer – <text:span text:style-name="T3">~2y</text:span> (Silicon Valley, California, USA) </text:p>
      <text:p text:style-name="P15">Senior Software Engineer in VA Linux Systems Software Engineering Department. <text:span text:style-name="T4">W</text:span>orked on assorted projects for open source, <text:span text:style-name="T4">C</text:span>luster management software, server management software, Xfree86, Enlightenment, OpenGL, <text:span text:style-name="T4">&amp; more</text:span>. <text:span text:style-name="T4">C</text:span>ore member of Engineering during period of massive growth where the company <text:span text:style-name="T4">(</text:span>went from 50 to 600 employees<text:span text:style-name="T4">)</text:span>.</text:p>
      <text:p text:style-name="P3"/>
      <text:p text:style-name="P6">Red Hat Software Software Engineer – <text:span text:style-name="T3">~1.5y</text:span> (Raleigh, North Carolina, USA) </text:p>
      <text:p text:style-name="P15"><text:span text:style-name="T4">D</text:span>eveloper in charge of designing, implementing and supporting several programming projects (all <text:span text:style-name="T16">GUI</text:span> related) <text:span text:style-name="T4">for the GNOME desktop environment</text:span>. <text:span text:style-name="T4">T</text:span>rack and fix bugs in other peoples programs and libraries, CORBA, Xlib, GTK+, and many other libraries, develop<text:span text:style-name="T4">ed</text:span> new apps and new <text:span text:style-name="T4">library features</text:span>, <text:span text:style-name="T4">A</text:span>dminister<text:span text:style-name="T4">ed</text:span> a small network, handle<text:span text:style-name="T4">d</text:span> maintenance and creation of web pages. </text:p>
      <text:p text:style-name="P3"/>
      <text:p text:style-name="P19">- Miscellaneous extra -</text:p>
      <text:p text:style-name="P3"><text:span text:style-name="T3">L</text:span>ived <text:span text:style-name="T1">o</text:span>n all continents except Antarctica <text:span text:style-name="T6">&amp;</text:span> South America, <text:span text:style-name="T3">F</text:span>luently speak English and German. French <text:span text:style-name="T3">(rusty). Studied Latin. Also learned Japanese, Korean and some Portuguese.</text:span></text:p>
      <text:p text:style-name="P3"/>
      <text:p text:style-name="P3"><text:span text:style-name="T3">Presented</text:span> many presentations/speeches/papers at conferences all around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Arial1" svg:font-family="Arial" style:font-family-generic="swiss"/>
    <style:font-face style:name="Helvetica" svg:font-family="Helvetica" style:font-family-generic="swiss"/>
    <style:font-face style:name="Cabin" svg:font-family="Cabin" style:font-pitch="variable"/>
    <style:font-face style:name="Libel Suit" svg:font-family="'Libel Suit'" style:font-pitch="variable"/>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may-break-between-rows="false"/>
    </style:style>
    <style:style style:name="Table3.A" style:family="table-column">
      <style:table-column-properties style:column-width="2.3083in" style:rel-column-width="21845*"/>
    </style:style>
    <style:style style:name="Table3.1" style:family="table-row">
      <style:table-row-properties fo:keep-together="always"/>
    </style:style>
    <style:style style:name="Table3.A1" style:family="table-cell">
      <style:table-cell-properties fo:padding="0.0382in" fo:border-left="0.5pt solid #000000" fo:border-right="none" fo:border-top="none" fo:border-bottom="0.5pt solid #000000"/>
    </style:style>
    <style:style style:name="Table3.B1" style:family="table-cell">
      <style:table-cell-properties fo:padding="0.0382in" fo:border-left="none" fo:border-right="none" fo:border-top="none" fo:border-bottom="0.5pt solid #000000"/>
    </style:style>
    <style:style style:name="Table3.C1" style:family="table-cell">
      <style:table-cell-properties fo:padding="0.0382in" fo:border-left="none" fo:border-right="0.5pt solid #000000" fo:border-top="none" fo:border-bottom="0.5pt solid #000000"/>
    </style:style>
    <style:style style:name="MP1" style:family="paragraph" style:parent-style-name="Table_20_Contents">
      <style:paragraph-properties fo:text-align="start" style:justify-single-word="false"/>
      <style:text-properties fo:color="#999999" style:font-name="Helvetica" fo:font-size="8pt" style:font-size-asian="8pt" style:font-size-complex="8pt"/>
    </style:style>
    <style:style style:name="MP2" style:family="paragraph" style:parent-style-name="Table_20_Contents">
      <style:paragraph-properties fo:text-align="center" style:justify-single-word="false"/>
      <style:text-properties style:font-name="Sawasdee" fo:font-size="8pt" style:font-size-asian="8pt" style:font-size-complex="8pt"/>
    </style:style>
    <style:style style:name="MP3" style:family="paragraph" style:parent-style-name="Table_20_Contents">
      <style:paragraph-properties fo:text-align="end" style:justify-single-word="false"/>
      <style:text-properties style:font-name="Helvetica"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number-columns-repeated="3"/>
          <table:table-row table:style-name="Table3.1">
            <table:table-cell table:style-name="Table3.A1" office:value-type="string">
              <text:p text:style-name="MP1"><text:title>Resumé</text:title></text:p>
            </table:table-cell>
            <table:table-cell table:style-name="Table3.B1" office:value-type="string">
              <text:p text:style-name="MP2"/>
            </table:table-cell>
            <table:table-cell table:style-name="Table3.C1" office:value-type="string">
              <text:p text:style-name="MP3"><text:page-number text:select-page="current">1</text:page-number>/<text:page-count>3</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dc:title>Resumé</dc:title>
    <dc:subject>CV</dc:subject>
    <meta:initial-creator>Carsten Haitzler</meta:initial-creator>
    <meta:creation-date>2009-07-15T17:34:39</meta:creation-date>
    <dc:date>2017-10-20T13:48:05.481253806</dc:date>
    <meta:keyword>CV</meta:keyword>
    <meta:keyword>Curriculum Vitae</meta:keyword>
    <meta:keyword>Resume</meta:keyword>
    <meta:keyword>Resumé</meta:keyword>
    <meta:editing-cycles>40</meta:editing-cycles>
    <meta:editing-duration>PT10H11M13S</meta:editing-duration>
    <meta:document-statistic meta:table-count="2" meta:image-count="0" meta:object-count="0" meta:page-count="3" meta:paragraph-count="73" meta:word-count="782" meta:character-count="5392" meta:non-whitespace-character-count="4702"/>
    <meta:user-defined meta:name="Info 1"/>
    <meta:user-defined meta:name="Info 2"/>
    <meta:user-defined meta:name="Info 3"/>
    <meta:user-defined meta:name="Info 4"/>
  </office:meta>
</office:document-meta>
</file>